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treDoc" style:family="table">
      <style:table-properties style:width="7.303cm" table:align="left"/>
    </style:style>
    <style:style style:name="TitreDoc.A" style:family="table-column">
      <style:table-column-properties style:column-width="7.303cm"/>
    </style:style>
    <style:style style:name="P1" style:family="paragraph" style:parent-style-name="Standard">
      <style:paragraph-properties fo:margin-left="0cm" fo:margin-right="0cm" fo:text-align="start" style:justify-single-word="false" fo:text-indent="0.002cm" style:auto-text-indent="false"/>
      <style:text-properties style:font-name="Arial"/>
    </style:style>
    <style:style style:name="P2" style:family="paragraph" style:parent-style-name="Preformatted_20_Text">
      <style:paragraph-properties fo:text-align="justify" style:justify-single-word="false"/>
      <style:text-properties officeooo:paragraph-rsid="001869c3"/>
    </style:style>
    <style:style style:name="P3" style:family="paragraph" style:parent-style-name="Preformatted_20_Text">
      <style:paragraph-properties fo:text-align="justify" style:justify-single-word="false"/>
      <style:text-properties style:font-name="Arial" fo:font-size="14pt" officeooo:rsid="00107587" officeooo:paragraph-rsid="00107587" style:font-size-asian="14pt" style:font-size-complex="14pt"/>
    </style:style>
    <style:style style:name="P4" style:family="paragraph" style:parent-style-name="Preformatted_20_Text">
      <style:paragraph-properties fo:text-align="justify" style:justify-single-word="false"/>
      <style:text-properties style:font-name="Arial" fo:font-size="12pt" officeooo:rsid="00107587" officeooo:paragraph-rsid="00107587" style:font-size-asian="10.5pt" style:font-size-complex="12pt"/>
    </style:style>
    <style:style style:name="P5" style:family="paragraph" style:parent-style-name="Preformatted_20_Text">
      <style:paragraph-properties fo:text-align="justify" style:justify-single-word="false"/>
      <style:text-properties style:font-name="Arial" fo:font-size="12pt" officeooo:rsid="00107587" officeooo:paragraph-rsid="0012f711" style:font-size-asian="10.5pt" style:font-size-complex="12pt"/>
    </style:style>
    <style:style style:name="P6" style:family="paragraph" style:parent-style-name="Preformatted_20_Text">
      <style:paragraph-properties fo:text-align="justify" style:justify-single-word="false"/>
      <style:text-properties style:font-name="Arial" fo:font-size="10pt" officeooo:rsid="00107587" officeooo:paragraph-rsid="00107587" style:font-size-asian="8.75pt" style:font-size-complex="10pt"/>
    </style:style>
    <style:style style:name="P7" style:family="paragraph" style:parent-style-name="Preformatted_20_Text">
      <style:paragraph-properties fo:text-align="justify" style:justify-single-word="false"/>
      <style:text-properties style:font-name="Arial" fo:font-size="10pt" officeooo:rsid="00107587" officeooo:paragraph-rsid="0012f711" style:font-size-asian="8.75pt" style:font-size-complex="10pt"/>
    </style:style>
    <style:style style:name="P8" style:family="paragraph" style:parent-style-name="Preformatted_20_Text">
      <style:paragraph-properties fo:text-align="justify" style:justify-single-word="false"/>
      <style:text-properties style:font-name="Arial" officeooo:paragraph-rsid="0012f711"/>
    </style:style>
    <style:style style:name="P9" style:family="paragraph" style:parent-style-name="Preformatted_20_Text">
      <style:paragraph-properties fo:text-align="justify" style:justify-single-word="false"/>
      <style:text-properties style:font-name="Arial" officeooo:paragraph-rsid="0012f711" fo:background-color="transparent"/>
    </style:style>
    <style:style style:name="P10" style:family="paragraph" style:parent-style-name="Preformatted_20_Text">
      <style:paragraph-properties fo:text-align="justify" style:justify-single-word="false"/>
      <style:text-properties style:font-name="Arial" officeooo:rsid="001869c3" officeooo:paragraph-rsid="001869c3" fo:background-color="transparent"/>
    </style:style>
    <style:style style:name="P11" style:family="paragraph" style:parent-style-name="Preformatted_20_Text">
      <style:paragraph-properties fo:text-align="justify" style:justify-single-word="false"/>
      <style:text-properties style:font-name="Arial" officeooo:rsid="001869c3" officeooo:paragraph-rsid="001b6a24" fo:background-color="transparent"/>
    </style:style>
    <style:style style:name="P12" style:family="paragraph" style:parent-style-name="Preformatted_20_Text">
      <style:paragraph-properties fo:text-align="justify" style:justify-single-word="false"/>
      <style:text-properties style:font-name="Arial" officeooo:rsid="001869c3" officeooo:paragraph-rsid="001d5edd" fo:background-color="transparent"/>
    </style:style>
    <style:style style:name="P13" style:family="paragraph" style:parent-style-name="Preformatted_20_Text">
      <style:paragraph-properties fo:text-align="justify" style:justify-single-word="false" fo:break-before="page"/>
      <style:text-properties style:font-name="Arial" fo:font-size="14pt" officeooo:rsid="00107587" officeooo:paragraph-rsid="00107587" style:font-size-asian="14pt" style:font-size-complex="14pt"/>
    </style:style>
    <style:style style:name="P14" style:family="paragraph" style:parent-style-name="Preformatted_20_Text">
      <style:paragraph-properties fo:text-align="justify" style:justify-single-word="false" fo:break-before="page"/>
      <style:text-properties style:font-name="Arial" fo:font-size="12pt" officeooo:rsid="00107587" officeooo:paragraph-rsid="00107587" style:font-size-asian="10.5pt" style:font-size-complex="12pt"/>
    </style:style>
    <style:style style:name="P15" style:family="paragraph" style:parent-style-name="Preformatted_20_Text">
      <style:paragraph-properties fo:text-align="justify" style:justify-single-word="false" fo:break-before="page"/>
      <style:text-properties style:font-name="Arial" fo:font-size="12pt" officeooo:rsid="00107587" officeooo:paragraph-rsid="0012f711" style:font-size-asian="10.5pt" style:font-size-complex="12pt"/>
    </style:style>
    <style:style style:name="P16" style:family="paragraph" style:parent-style-name="Preformatted_20_Text">
      <style:paragraph-properties fo:text-align="justify" style:justify-single-word="false" fo:break-before="page"/>
      <style:text-properties style:font-name="Arial" fo:font-size="12pt" officeooo:rsid="0014f16c" officeooo:paragraph-rsid="0014f16c" style:font-size-asian="10.5pt" style:font-size-complex="12pt"/>
    </style:style>
    <style:style style:name="P17" style:family="paragraph" style:parent-style-name="Table_20_Contents">
      <style:paragraph-properties fo:text-align="justify" style:justify-single-word="false"/>
      <style:text-properties fo:color="#3399ff" style:font-name="Arial" fo:font-size="14pt" officeooo:rsid="00107587" officeooo:paragraph-rsid="00107587" style:font-name-asian="Courier New" style:font-size-asian="14pt" style:font-name-complex="Liberation Mono" style:font-size-complex="14pt"/>
    </style:style>
    <style:style style:name="T1" style:family="text">
      <style:text-properties fo:color="#3399ff"/>
    </style:style>
    <style:style style:name="T2" style:family="text">
      <style:text-properties officeooo:rsid="00125ca0"/>
    </style:style>
    <style:style style:name="T3" style:family="text">
      <style:text-properties officeooo:rsid="0012f711"/>
    </style:style>
    <style:style style:name="T4" style:family="text">
      <style:text-properties officeooo:rsid="001753ca"/>
    </style:style>
    <style:style style:name="T5" style:family="text">
      <style:text-properties fo:color="#000000" fo:font-size="10pt" officeooo:rsid="00107587" style:font-size-asian="10pt" style:font-size-complex="10pt"/>
    </style:style>
    <style:style style:name="T6" style:family="text">
      <style:text-properties fo:color="#000000" fo:font-size="10pt" style:font-size-asian="10pt" style:font-size-complex="10pt"/>
    </style:style>
    <style:style style:name="T7" style:family="text">
      <style:text-properties fo:color="#000000" fo:font-size="10pt" officeooo:rsid="0018c861" style:font-size-asian="10pt" style:font-size-complex="10pt"/>
    </style:style>
    <style:style style:name="T8" style:family="text">
      <style:text-properties fo:color="#000000" fo:font-size="10pt" officeooo:rsid="001a688b" style:font-size-asian="10pt" style:font-size-complex="10pt"/>
    </style:style>
    <style:style style:name="T9" style:family="text">
      <style:text-properties fo:color="#000000" fo:font-size="10pt" officeooo:rsid="001b6a24" style:font-size-asian="10pt" style:font-size-complex="10pt"/>
    </style:style>
    <style:style style:name="T10" style:family="text">
      <style:text-properties fo:color="#000000" fo:font-size="10pt" officeooo:rsid="001d5edd" style:font-size-asian="10pt" style:font-size-complex="10pt"/>
    </style:style>
    <style:style style:name="T11" style:family="text">
      <style:text-properties fo:color="#000000" style:font-name="Arial" fo:font-size="10pt" officeooo:rsid="001a688b" fo:background-color="transparent" loext:char-shading-value="0" style:font-size-asian="10pt" style:font-size-complex="10pt"/>
    </style:style>
    <style:style style:name="T12" style:family="text">
      <style:text-properties style:font-name="Cantarell" fo:font-size="11pt" style:font-size-asian="11pt"/>
    </style:style>
    <style:style style:name="T13" style:family="text">
      <style:text-properties fo:font-size="10pt" officeooo:rsid="00107587" style:font-size-asian="8.75pt" style:font-size-complex="10pt"/>
    </style:style>
    <style:style style:name="T14" style:family="text">
      <style:text-properties fo:font-size="11pt" style:font-size-asian="11pt"/>
    </style:style>
    <style:style style:name="T15" style:family="text">
      <style:text-properties fo:font-size="11pt" officeooo:rsid="001753ca" style:font-size-asian="11pt"/>
    </style:style>
    <style:style style:name="T16" style:family="text">
      <style:text-properties officeooo:rsid="0020c8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itreDoc" table:style-name="TitreDoc">
        <table:table-column table:style-name="TitreDoc.A"/>
        <table:table-row>
          <table:table-cell office:value-type="string">
            <text:p text:style-name="P17">Killian Le Page</text:p>
          </table:table-cell>
        </table:table-row>
        <table:table-row>
          <table:table-cell office:value-type="string">
            <text:p text:style-name="P17">Erwan Lenotte</text:p>
          </table:table-cell>
        </table:table-row>
        <table:table-row>
          <table:table-cell office:value-type="string">
            <text:p text:style-name="P17">M1 Info 2015-2016</text:p>
          </table:table-cell>
        </table:table-row>
      </table:table>
      <text:p text:style-name="P3"><text:tab/><text:span text:style-name="T1"><text:tab/>Documentation concernant le développement de JShellBook</text:span></text:p>
      <text:p text:style-name="P13">Sommaire</text:p>
      <text:p text:style-name="P3"><text:tab/><text:tab/>[À FAIRE SI NÉCESSAIRE]</text:p>
      <text:p text:style-name="P14"><text:tab/>I- Règles de nommage et organisation des sources</text:p>
      <text:p text:style-name="P4"/>
      <text:p text:style-name="P6"><text:tab/>Les package du projet se trouvent tous dans le dossier src.</text:p>
      <text:p text:style-name="P6"><text:tab/>La règle de nommage est la suivante : </text:p>
      <text:p text:style-name="P6"/>
      <text:p text:style-name="P6"><text:tab/><text:tab/>Un package sera nommé de la façon suivante : </text:p>
      <text:p text:style-name="P6"><text:tab/><text:tab/><text:tab/><text:tab/>fr.umlv.jshellbook.[nom_du_module]</text:p>
      <text:p text:style-name="P6"><text:tab/><text:tab/><text:tab/>avec [nom_du_module] le module que nous voulons développer.</text:p>
      <text:p text:style-name="P6"><text:tab/></text:p>
      <text:p text:style-name="P6"><text:tab/><text:tab/>Les modules <text:span text:style-name="T2">sont nommé en fonction de la responsabilités que nous voulons développer.</text:span></text:p>
      <text:p text:style-name="P6"/>
      <text:p text:style-name="P6"><text:tab/><text:tab/><text:span text:style-name="T2">Les classes contenues dans les packages représenteront par la suite les fonctions que nous voulons développer au sein d'un package </text:span></text:p>
      <text:p text:style-name="P6"/>
      <text:p text:style-name="P6"/>
      <text:p text:style-name="P6"><text:tab/><text:span text:style-name="T2">Il en va de même pour le dossier de test à la différence près que ce dossier à pour but de regrouper les différents tests de nos packages composant le projet.</text:span></text:p>
      <text:p text:style-name="P15"><text:tab/>I<text:span text:style-name="T3">I</text:span>- <text:span text:style-name="T3">Diagrammes ULM des classes du projet JShellBook</text:span></text:p>
      <text:p text:style-name="P16">III- <text:span text:style-name="T16">Bus connus</text:span></text:p>
      <text:p text:style-name="P5"/>
      <text:p text:style-name="P5"/>
      <text:p text:style-name="P7"><text:tab/><text:span text:style-name="T4">JshellEvaluator :</text:span></text:p>
      <text:p text:style-name="P8"><text:span text:style-name="T13"><text:tab/><text:tab/></text:span><text:span text:style-name="T14">Format-string method String.format(String, Object[]) called with format string "Attempted to call %s which cannot </text:span></text:p>
      <text:p text:style-name="P1"><text:span text:style-name="T14"><text:s/>be invoked until%s" wants 2 arguments but is given 3 </text:span></text:p>
      <text:p text:style-name="P1"><text:span text:style-name="T14"><text:tab/></text:span><text:span text:style-name="T15">Cette erreur apparaît <text:s/>car nous souhaitons évalué une expression un println de Jshell mais en précisant, grâce à String.format, nous devons prendre en paramètre une troisième variable ne se rattachant pas à notre println mais à String.format. De cette façon nous précisons la façon dont nous avons formatté la chaîne.</text:span></text:p>
      <text:p text:style-name="P1"><text:span text:style-name="T15"/></text:p>
      <text:p text:style-name="P9"><text:span text:style-name="T5"><text:tab/><text:tab/></text:span><text:span text:style-name="T14">Useless condition: it's known that fromLast != 0 at this point </text:span></text:p>
      <text:p text:style-name="P10"><text:span text:style-name="T5"><text:tab/><text:tab/></text:span><text:span text:style-name="T6">Le cas où, fromLast vaut 0 peut très bien arriver mais nous avons placé ce cas en premier </text:span><text:span text:style-name="T7">car il pourrait très bien s'agir d'un cas terminal qu'il faut donc bien traiter en amont pour ne pas rajouter de choses inutiles dans le StringBuilder.</text:span></text:p>
      <text:p text:style-name="P10"/>
      <text:p text:style-name="P10"><text:span text:style-name="T7"><text:tab/></text:span><text:span text:style-name="T8">JshellParser :</text:span></text:p>
      <text:p text:style-name="P2"><text:span text:style-name="T11"><text:tab/><text:tab/></text:span><text:span text:style-name="T12">Un test d'impaire ne fonctionnera pas avec les négatifs</text:span></text:p>
      <text:p text:style-name="P10"><text:span text:style-name="T8"><text:tab/><text:tab/>Ce bug ne peut avoir lieu car note méthode CountNbSymbole (que nous appelons dans la méthode «infectée» par le bug) ne pourras jamais renvoyer de nombre négatifs au pire nous renverrons 0 si le caractère n'apparaît pas dans la ligne. </text:span></text:p>
      <text:p text:style-name="P10"/>
      <text:p text:style-name="P10"><text:span text:style-name="T8"><text:tab/></text:span><text:span text:style-name="T9">LightServer :</text:span></text:p>
      <text:p text:style-name="P11"><text:span text:style-name="T9"><text:tab/><text:tab/>Un pointeur à null renvoyé par une méthode risque d'être déréférencé</text:span></text:p>
      <text:p text:style-name="P11"><text:span text:style-name="T9"><text:tab/><text:tab/>Ce bug ne pourra avoir lieu dans makeExoJson car nous nous assurons de l'existence du fichier avant même de vouloir en récupérer le nom et ainsi nous ne pouvons avoir de id à null.</text:spa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30T00:36:47.938766980</dc:date>
    <dc:creator>Killian Vm</dc:creator>
    <meta:editing-duration>PT2H23M15S</meta:editing-duration>
    <meta:editing-cycles>11</meta:editing-cycles>
    <meta:generator>LibreOffice/4.3.3.2$Linux_X86_64 LibreOffice_project/430m0$Build-2</meta:generator>
    <meta:document-statistic meta:table-count="1" meta:image-count="0" meta:object-count="0" meta:page-count="5" meta:paragraph-count="30" meta:word-count="368" meta:character-count="2265" meta:non-whitespace-character-count="1876"/>
  </office:meta>
</office:document-meta>
</file>